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7.978cm"/>
    </style:style>
    <style:style style:name="co22" style:family="table-column">
      <style:table-column-properties fo:break-before="auto" style:column-width="8.959cm"/>
    </style:style>
    <style:style style:name="co23" style:family="table-column">
      <style:table-column-properties fo:break-before="auto" style:column-width="8.74cm"/>
    </style:style>
    <style:style style:name="co24" style:family="table-column">
      <style:table-column-properties fo:break-before="auto" style:column-width="6.916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6.835cm"/>
    </style:style>
    <style:style style:name="co27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2" style:family="table-cell" style:parent-style-name="Default">
      <style:table-cell-properties fo:background-color="#aadcf7"/>
    </style:style>
    <style:style style:name="ce203" style:family="table-cell" style:parent-style-name="Default">
      <style:table-cell-properties fo:background-color="#ec9ba4"/>
    </style:style>
    <style:style style:name="ce100" style:family="table-cell" style:parent-style-name="Default">
      <style:table-cell-properties fo:background-color="#ccf4c6"/>
    </style:style>
    <style:style style:name="ce133" style:family="table-cell" style:parent-style-name="Default">
      <style:table-cell-properties fo:background-color="#fde9a9"/>
    </style:style>
    <style:style style:name="ce198" style:family="table-cell" style:parent-style-name="Default">
      <style:table-cell-properties fo:background-color="#ffffd7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21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92e285"/>
      <style:text-properties fo:color="#ccf4c6"/>
    </style:style>
    <style:style style:name="ce222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24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fo:background-color="#e0c2cd"/>
    </style:style>
    <style:style style:name="ce249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dee7e5"/>
    </style:style>
    <style:style style:name="ce25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3838"/>
    </style:style>
    <style:style style:name="ce2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ffecb3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7" office:value-type="string" calcext:value-type="string">
            <text:p>A – I</text:p>
          </table:table-cell>
          <table:table-cell table:style-name="ce67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A – G</text:p>
          </table:table-cell>
          <table:table-cell table:style-name="ce78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80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80" office:value-type="string" calcext:value-type="string">
            <text:p>C – N</text:p>
          </table:table-cell>
          <table:table-cell table:style-name="ce80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85" office:value-type="string" calcext:value-type="string">
            <text:p>B -C</text:p>
          </table:table-cell>
          <table:table-cell table:style-name="ce85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101" office:value-type="string" calcext:value-type="string">
            <text:p>B – J</text:p>
          </table:table-cell>
          <table:table-cell table:style-name="ce101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102" office:value-type="string" calcext:value-type="string">
            <text:p>A – F</text:p>
          </table:table-cell>
          <table:table-cell table:style-name="ce102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table:style-name="ce174"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" xlink:type="simple">Algebra</text:a> - Other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table:style-name="ce136" office:value-type="string" calcext:value-type="string">
            <text:p><text:a xlink:href="https://en.wikipedia.org/wiki/Boolean_algebra_(logic)" xlink:type="simple">Boolean algebra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12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112" office:value-type="string" calcext:value-type="string">
            <text:p>A – H</text:p>
          </table:table-cell>
          <table:table-cell table:style-name="ce112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table:style-name="ce202"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20" office:value-type="string" calcext:value-type="string" table:number-columns-spanned="2" table:number-rows-spanned="1">
            <text:p><text:a xlink:href="https://en.wikipedia.org/wiki/Category:Elliptic_partial_differential_equations" xlink:type="simple">Elliptic 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table:style-name="ce203"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table:style-name="ce133"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table:style-name="ce198"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table:style-name="ce198" office:value-type="string" calcext:value-type="string">
            <text:p><text:a xlink:href="https://en.wikipedia.org/wiki/Continued_fraction" xlink:type="simple">Continued fraction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table:style-name="ce193"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16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216" office:value-type="string" calcext:value-type="string">
            <text:p>A – I</text:p>
          </table:table-cell>
          <table:table-cell table:style-name="ce216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216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217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217" office:value-type="string" calcext:value-type="string">
            <text:p>A – K</text:p>
          </table:table-cell>
          <table:table-cell table:style-name="ce217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221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table:style-name="ce90"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B – K</text:p>
          </table:table-cell>
          <table:table-cell table:style-name="ce209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22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222" office:value-type="string" calcext:value-type="string">
            <text:p>A – L</text:p>
          </table:table-cell>
          <table:table-cell table:style-name="ce222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24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24" office:value-type="string" calcext:value-type="string">
            <text:p>A – B</text:p>
          </table:table-cell>
          <table:table-cell table:style-name="ce224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Functional_analysis" xlink:type="simple">Function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table:style-name="ce167"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table:style-name="ce167" office:value-type="string" calcext:value-type="string">
            <text:p><text:a xlink:href="https://en.wikipedia.org/wiki/Banach_space" xlink:type="simple">Banach space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227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27" office:value-type="string" calcext:value-type="string">
            <text:p>B – K</text:p>
          </table:table-cell>
          <table:table-cell table:style-name="ce227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7" table:default-cell-style-name="Default"/>
        <table:table-row table:style-name="ro1">
          <table:table-cell table:style-name="ce229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29" office:value-type="string" calcext:value-type="string">
            <text:p>A – J</text:p>
          </table:table-cell>
          <table:table-cell table:style-name="ce229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234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34" office:value-type="string" calcext:value-type="string">
            <text:p>A – I</text:p>
          </table:table-cell>
          <table:table-cell table:style-name="ce234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Solid_geometry" xlink:type="simple">Euclidean Solid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  <table:table-row table:style-name="ro1">
          <table:table-cell table:style-name="ce231" office:value-type="string" calcext:value-type="string" table:number-columns-spanned="2" table:number-rows-spanned="1">
            <text:p><text:a xlink:href="https://en.wikipedia.org/wiki/Geometry" xlink:type="simple">Geomet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table:style-name="ce232"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table:style-name="ce232"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table:style-name="ce232"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table:style-name="ce232"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table:style-name="ce232"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table:style-name="ce232"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</table:table>
      <table:table table:name="Number Theorems" table:style-name="ta1">
        <table:table-column table:style-name="co21" table:default-cell-style-name="Default"/>
        <table:table-column table:style-name="co20" table:default-cell-style-name="Default"/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01" office:value-type="string" calcext:value-type="string">
            <text:p>15 – E</text:p>
          </table:table-cell>
          <table:table-cell table:style-name="ce101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01" office:value-type="string" calcext:value-type="string">
            <text:p>H – P</text:p>
          </table:table-cell>
          <table:table-cell table:style-name="ce101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101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A – G</text:p>
          </table:table-cell>
          <table:table-cell table:style-name="ce85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table:style-name="ce138"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table:style-name="ce138"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table:style-name="ce249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49" office:value-type="string" calcext:value-type="string">
            <text:p>B – J</text:p>
          </table:table-cell>
          <table:table-cell table:style-name="ce249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  <table:table-row table:style-name="ro1">
          <table:table-cell table:style-name="ce240" office:value-type="string" calcext:value-type="string" table:number-columns-spanned="2" table:number-rows-spanned="1">
            <text:p><text:a xlink:href="https://en.wikipedia.org/wiki/Prime_number" xlink:type="simple">Prime Number</text:a> - Classes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table:style-name="ce241" office:value-type="string" calcext:value-type="string">
            <text:p><text:a xlink:href="https://en.wikipedia.org/wiki/Amicable_number" xlink:type="simple">Amicable numbers</text:a></text:p>
          </table:table-cell>
        </table:table-row>
      </table:table>
      <table:table table:name="Physics Theorems" table:style-name="ta1">
        <table:table-column table:style-name="co22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table:style-name="ce137"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table:style-name="ce137"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table:style-name="ce137"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table:style-name="ce137"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table:style-name="ce137"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table:style-name="ce137"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</table:table>
      <table:table table:name="Topology Theorems" table:style-name="ta1"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254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54" office:value-type="string" calcext:value-type="string">
            <text:p>B – J</text:p>
          </table:table-cell>
          <table:table-cell table:style-name="ce254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55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55" office:value-type="string" calcext:value-type="string">
            <text:p>A – L</text:p>
          </table:table-cell>
          <table:table-cell table:style-name="ce255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H</text:p>
          </table:table-cell>
          <table:table-cell table:style-name="ce67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57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57" office:value-type="string" calcext:value-type="string">
            <text:p>B – L</text:p>
          </table:table-cell>
          <table:table-cell table:style-name="ce257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257" office:value-type="string" calcext:value-type="string" table:number-columns-spanned="2" table:number-rows-spanned="1">
            <text:p><text:span text:style-name="T2"><text:a xlink:href="https://en.wikipedia.org/wiki/Geometric_topology" xlink:type="simple">Geometric topology</text:a></text:span><text:span text:style-name="T2"> - </text:span><text:span text:style-name="T2"><text:a xlink:href="https://en.wikipedia.org/wiki/3-manifold" xlink:type="simple">3-manifolds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Tameness_conjecture" xlink:type="simple">Tam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span text:style-name="T2"><text:a xlink:href="https://en.wikipedia.org/wiki/Topology" xlink:type="simple">Topolog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table:style-name="ce198"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table:style-name="ce198"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table:style-name="ce198"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table:style-name="ce198"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</table:table>
      <table:table table:name="Computer science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1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  <table:table-row table:style-name="ro1">
          <table:table-cell table:style-name="ce236" office:value-type="string" calcext:value-type="string" table:number-columns-spanned="2" table:number-rows-spanned="1">
            <text:p><text:span text:style-name="T1"><text:a xlink:href="https://en.wikipedia.org/wiki/Recursion_theory" xlink:type="simple">Recursion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a xlink:href="https://en.wikipedia.org/wiki/Smn_theorem" xlink:type="simple">Sm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Information theory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Computational_mathematics" xlink:type="simple">Computational mathematics</text:a> - Other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span text:style-name="T1"><text:a xlink:href="https://en.wikipedia.org/wiki/Coding_theory" xlink:type="simple">Coding theory</text:a></text:span></text:p>
          </table:table-cell>
        </table:table-row>
      </table:table>
      <table:table table:name="Other Theorem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office:value-type="string" calcext:value-type="string">
            <text:p><text:a xlink:href="https://en.wikipedia.org/wiki/Liénard%27s_theorem" xlink:type="simple">Lién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office:value-type="string" calcext:value-type="string">
            <text:p><text:a xlink:href="https://en.wikipedia.org/wiki/Peixoto%27s_theorem" xlink:type="simple">Peixot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office:value-type="string" calcext:value-type="string">
            <text:p><text:a xlink:href="https://en.wikipedia.org/wiki/Sarkovskii%27s_theorem" xlink:type="simple">Sark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office:value-type="string" calcext:value-type="string">
            <text:p><text:a xlink:href="https://en.wikipedia.org/wiki/Takens%27s_theorem" xlink:type="simple">Taken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/>
        </table:table-row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table:style-name="ce156"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Ergodic_theory" xlink:type="simple">Ergodic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office:value-type="string" calcext:value-type="string">
            <text:p><text:a xlink:href="https://en.wikipedia.org/wiki/Ornstein_theorem" xlink:type="simple">Orn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office:value-type="string" calcext:value-type="string">
            <text:p><text:a xlink:href="https://en.wikipedia.org/wiki/Ratner%27s_theorems" xlink:type="simple">Ratner's theorems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Quantum_computation" xlink:type="simple">Quantum comput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No-cloning_theorem" xlink:type="simple">No cloning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office:value-type="string" calcext:value-type="string">
            <text:p><text:a xlink:href="https://en.wikipedia.org/wiki/Haag%27s_theorem" xlink:type="simple">Haa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table:style-name="ce239" office:value-type="string" calcext:value-type="string" table:number-columns-spanned="2" table:number-rows-spanned="1">
            <text:p><text:a xlink:href="https://en.wikipedia.org/wiki/Queueing_theory" xlink:type="simple">Queue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Thermodynamics" xlink:type="simple">Thermodyna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H-theorem" xlink:type="simple">H-theorem</text:a></text:p>
          </table:table-cell>
        </table:table-row>
        <table:table-row table:style-name="ro1">
          <table:table-cell table:style-name="ce264" office:value-type="string" calcext:value-type="string" table:number-columns-spanned="2" table:number-rows-spanned="1">
            <text:p><text:a xlink:href="https://en.wikipedia.org/wiki/Electromagnetism" xlink:type="simple">Electromagnetism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table:style-name="ce190" office:value-type="string" calcext:value-type="string">
            <text:p><text:a xlink:href="https://en.wikipedia.org/wiki/Electrostatics" xlink:type="simple">Electrostatics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102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0:58:24.3185471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6T21:30:34.517115220</dc:date>
    <meta:editing-duration>PT10H7M41S</meta:editing-duration>
    <meta:editing-cycles>132</meta:editing-cycles>
    <meta:generator>LibreOffice/7.2.1.2$Linux_X86_64 LibreOffice_project/20$Build-2</meta:generator>
    <meta:document-statistic meta:table-count="15" meta:cell-count="3838" meta:object-count="0"/>
  </office:meta>
</office:document-meta>
</file>